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" draw:marker-end-width="0.102cm" draw:fill="none" draw:textarea-vertical-align="middl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.034cm" svg:height="2.604cm" svg:x="2.505cm" svg:y="4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0.508cm" svg:height="0.508cm" svg:x="6.35cm" svg:y="5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6.85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604cm" svg:y1="7.112cm" svg:x2="7.874cm" svg:y2="7.112cm">
          <text:p/>
        </draw:line>
        <draw:line draw:style-name="gr3" draw:text-style-name="P1" draw:layer="layout" svg:x1="6.604cm" svg:y1="6.604cm" svg:x2="7.874cm" svg:y2="6.604cm">
          <text:p/>
        </draw:line>
        <draw:line draw:style-name="gr3" draw:text-style-name="P1" draw:layer="layout" svg:x1="6.604cm" svg:y1="6.096cm" svg:x2="7.874cm" svg:y2="6.096cm">
          <text:p/>
        </draw:line>
        <draw:line draw:style-name="gr3" draw:text-style-name="P1" draw:layer="layout" svg:x1="6.604cm" svg:y1="5.588cm" svg:x2="7.874cm" svg:y2="5.588cm">
          <text:p/>
        </draw:line>
        <draw:custom-shape draw:style-name="gr2" draw:text-style-name="P1" draw:layer="layout" svg:width="0.508cm" svg:height="0.508cm" svg:x="6.35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8.586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8.586cm" svg:y="5.84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54cm" svg:y1="5.08cm" svg:x2="7.824cm" svg:y2="5.08cm">
          <text:p/>
        </draw:line>
        <draw:line draw:style-name="gr3" draw:text-style-name="P1" draw:layer="layout" svg:x1="6.554cm" svg:y1="4.572cm" svg:x2="7.824cm" svg:y2="4.572cm">
          <text:p/>
        </draw:line>
        <draw:line draw:style-name="gr3" draw:text-style-name="P1" draw:layer="layout" svg:x1="6.554cm" svg:y1="4.064cm" svg:x2="7.824cm" svg:y2="4.064cm">
          <text:p/>
        </draw:line>
        <draw:line draw:style-name="gr3" draw:text-style-name="P1" draw:layer="layout" svg:x1="6.554cm" svg:y1="3.556cm" svg:x2="7.824cm" svg:y2="3.556cm">
          <text:p/>
        </draw:line>
        <draw:custom-shape draw:style-name="gr2" draw:text-style-name="P1" draw:layer="layout" svg:width="0.762cm" svg:height="0.508cm" svg:x="9.348cm" svg:y="5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2.794cm" svg:x="4.572cm" svg:y="4.064cm">
          <text:p/>
          <draw:enhanced-geometry svg:viewBox="0 0 21600 21600" draw:glue-points="0 0 0 21600 21600 10800" draw:text-areas="0 ?f9 7800 ?f10" draw:type="right-brace" draw:modifiers="1800 10834.776386404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0.827cm" svg:height="0.5cm" svg:x="5.489cm" svg:y="3.24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551cm" svg:height="0.5cm" svg:x="5.763cm" svg:y="3.7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851cm" svg:height="0.5cm" svg:x="5.489cm" svg:y="4.25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568cm" svg:height="0.5cm" svg:x="5.773cm" svg:y="4.76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81cm" svg:height="0.5cm" svg:x="5.506cm" svg:y="5.2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542cm" svg:height="0.5cm" svg:x="5.773cm" svg:y="5.7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789cm" svg:height="0.5cm" svg:x="5.506cm" svg:y="6.2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521cm" svg:height="0.5cm" svg:x="5.773cm" svg:y="6.7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521cm" svg:height="0.5cm" svg:x="7.874cm" svg:y="5.84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568cm" svg:height="0.5cm" svg:x="8.681cm" svg:y="5.81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layer="layout" svg:width="0.827cm" svg:height="0.5cm" svg:x="9.249cm" svg:y="5.81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0.81cm" svg:height="0.5cm" svg:x="7.792cm" svg:y="6.32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0.551cm" svg:height="0.5cm" svg:x="8.636cm" svg:y="6.3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521cm" svg:height="0.5cm" svg:x="7.861cm" svg:y="3.30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layer="layout" svg:width="0.81cm" svg:height="0.5cm" svg:x="7.776cm" svg:y="3.80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layer="layout" svg:width="0.81cm" svg:height="0.5cm" svg:x="7.792cm" svg:y="4.30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3T14:00:07</meta:creation-date>
    <meta:editing-duration>PT54M46S</meta:editing-duration>
    <meta:editing-cycles>6</meta:editing-cycles>
    <dc:date>2012-08-31T13:01:15</dc:date>
    <meta:generator>LibreOffice/3.5$Linux_X86_64 LibreOffice_project/350m1$Build-2</meta:generator>
    <meta:document-statistic meta:object-count="65"/>
  </office:meta>
</office:document-meta>
</file>

<file path=Object 1/content.xml><?xml version="1.0" encoding="utf-8"?>
<math xmlns="http://www.w3.org/1998/Math/MathML">
  <semantics>
    <mtable>
      <mtr>
        <mtd>
          <mrow>
            <mo stretchy="false">{</mo>
            <mi>A</mi>
            <mi>,</mi>
            <mrow>
              <mo stretchy="false">¬</mo>
              <mi>B</mi>
            </mrow>
            <mo stretchy="false">}</mo>
          </mrow>
        </mtd>
      </mtr>
      <mtr>
        <mtd>
          <mrow>
            <mo stretchy="false">{</mo>
            <mrow>
              <mo stretchy="false">¬</mo>
              <mi>B</mi>
            </mrow>
            <mi>,</mi>
            <mi>C</mi>
            <mo stretchy="false">}</mo>
          </mrow>
        </mtd>
      </mtr>
      <mtr>
        <mtd>
          <mrow>
            <mo stretchy="false">{</mo>
            <mi>A</mi>
            <mi>,</mi>
            <mi>D</mi>
            <mo stretchy="false">}</mo>
          </mrow>
        </mtd>
      </mtr>
      <mtr>
        <mtd>
          <mrow>
            <mo stretchy="false">{</mo>
            <mrow>
              <mo stretchy="false">¬</mo>
              <mi>B</mi>
            </mrow>
            <mi>,</mi>
            <mrow>
              <mo stretchy="false">¬</mo>
              <mi>D</mi>
            </mrow>
            <mo stretchy="false">}</mo>
          </mrow>
        </mtd>
      </mtr>
      <mtr>
        <mtd>
          <mrow/>
        </mtd>
      </mtr>
    </mtable>
    <annotation encoding="StarMath 5.0">\{A, neg B\}newline 
\{neg B, C\}newline
\{A, D\}newline
\{neg B, neg D\}newline</annotation>
  </semantics>
</math>
</file>

<file path=Object 10/content.xml><?xml version="1.0" encoding="utf-8"?>
<math xmlns="http://www.w3.org/1998/Math/MathML">
  <semantics>
    <mrow>
      <mrow>
        <mo stretchy="false">¬</mo>
        <mi>C</mi>
      </mrow>
    </mrow>
    <annotation encoding="StarMath 5.0">neg C</annotation>
  </semantics>
</math>
</file>

<file path=Object 11/content.xml><?xml version="1.0" encoding="utf-8"?>
<math xmlns="http://www.w3.org/1998/Math/MathML">
  <semantics>
    <mrow>
      <mrow>
        <mo stretchy="false">¬</mo>
        <mi>B</mi>
      </mrow>
    </mrow>
    <annotation encoding="StarMath 5.0">neg B</annotation>
  </semantics>
</math>
</file>

<file path=Object 12/content.xml><?xml version="1.0" encoding="utf-8"?>
<math xmlns="http://www.w3.org/1998/Math/MathML">
  <semantics>
    <mrow>
      <mi>D</mi>
    </mrow>
    <annotation encoding="StarMath 5.0">D</annotation>
  </semantics>
</math>
</file>

<file path=Object 13/content.xml><?xml version="1.0" encoding="utf-8"?>
<math xmlns="http://www.w3.org/1998/Math/MathML">
  <semantics>
    <mrow>
      <mi>C</mi>
    </mrow>
    <annotation encoding="StarMath 5.0">C</annotation>
  </semantics>
</math>
</file>

<file path=Object 14/content.xml><?xml version="1.0" encoding="utf-8"?>
<math xmlns="http://www.w3.org/1998/Math/MathML">
  <semantics>
    <mrow>
      <mrow>
        <mo stretchy="false">¬</mo>
        <mi>B</mi>
      </mrow>
    </mrow>
    <annotation encoding="StarMath 5.0">neg B</annotation>
  </semantics>
</math>
</file>

<file path=Object 15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16/content.xml><?xml version="1.0" encoding="utf-8"?>
<math xmlns="http://www.w3.org/1998/Math/MathML">
  <semantics>
    <mrow>
      <mi>A</mi>
    </mrow>
    <annotation encoding="StarMath 5.0">A</annotation>
  </semantics>
</math>
</file>

<file path=Object 17/content.xml><?xml version="1.0" encoding="utf-8"?>
<math xmlns="http://www.w3.org/1998/Math/MathML">
  <semantics>
    <mrow>
      <mrow>
        <mo stretchy="false">¬</mo>
        <mi>B</mi>
      </mrow>
    </mrow>
    <annotation encoding="StarMath 5.0">neg B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row>
        <mo stretchy="false">¬</mo>
        <mi>A</mi>
      </mrow>
    </mrow>
    <annotation encoding="StarMath 5.0">neg 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row>
        <mo stretchy="false">¬</mo>
        <mi>D</mi>
      </mrow>
    </mrow>
    <annotation encoding="StarMath 5.0">neg D</annotation>
  </semantics>
</math>
</file>

<file path=Object 7/content.xml><?xml version="1.0" encoding="utf-8"?>
<math xmlns="http://www.w3.org/1998/Math/MathML">
  <semantics>
    <mrow>
      <mrow>
        <mo stretchy="false">¬</mo>
        <mi>B</mi>
      </mrow>
    </mrow>
    <annotation encoding="StarMath 5.0">neg B</annotation>
  </semantics>
</math>
</file>

<file path=Object 8/content.xml><?xml version="1.0" encoding="utf-8"?>
<math xmlns="http://www.w3.org/1998/Math/MathML">
  <semantics>
    <mrow>
      <mi>C</mi>
    </mrow>
    <annotation encoding="StarMath 5.0">C</annotation>
  </semantics>
</math>
</file>

<file path=Object 9/content.xml><?xml version="1.0" encoding="utf-8"?>
<math xmlns="http://www.w3.org/1998/Math/MathML">
  <semantics>
    <mrow>
      <mi>D</mi>
    </mrow>
    <annotation encoding="StarMath 5.0">D</annotation>
  </semantics>
</math>
</file>